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8000001AE3F3A44AD6C620B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9999" draw:textarea-horizontal-align="justify" draw:textarea-vertical-align="middle" draw:auto-grow-height="false" fo:min-height="3.207cm" fo:min-width="14.317cm"/>
    </style:style>
    <style:style style:name="gr2" style:family="graphic" style:parent-style-name="standard">
      <style:graphic-properties draw:fill-color="#009999" draw:textarea-horizontal-align="justify" draw:textarea-vertical-align="middle" draw:auto-grow-height="false" fo:min-height="1.232cm" fo:min-width="4.933cm"/>
    </style:style>
    <style:style style:name="gr3" style:family="graphic" style:parent-style-name="standard">
      <style:graphic-properties draw:fill-color="#009999" draw:textarea-horizontal-align="justify" draw:textarea-vertical-align="middle" draw:auto-grow-height="false" fo:min-height="1.231cm" fo:min-width="4.93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9999" draw:textarea-horizontal-align="justify" draw:textarea-vertical-align="middle" draw:auto-grow-height="false" fo:min-height="1.211cm" fo:min-width="2.723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232cm" fo:min-width="6.782cm"/>
    </style:style>
    <style:style style:name="gr7" style:family="graphic" style:parent-style-name="standard">
      <style:graphic-properties draw:textarea-horizontal-align="justify" draw:textarea-vertical-align="middle" draw:auto-grow-height="false" fo:min-height="0.386cm" fo:min-width="3.056cm"/>
    </style:style>
    <style:style style:name="gr8" style:family="graphic" style:parent-style-name="standard">
      <style:graphic-properties draw:fill-color="#009999" draw:textarea-horizontal-align="justify" draw:textarea-vertical-align="middle" draw:auto-grow-height="false" fo:min-height="1.232cm" fo:min-width="8.39cm"/>
    </style:style>
    <style:style style:name="gr9" style:family="graphic" style:parent-style-name="standard">
      <style:graphic-properties svg:stroke-color="#0000ff" draw:fill-color="#0f52e9" draw:textarea-horizontal-align="justify" draw:textarea-vertical-align="middle" draw:auto-grow-height="false" fo:min-height="1.232cm" fo:min-width="9.533cm"/>
    </style:style>
    <style:style style:name="gr10" style:family="graphic" style:parent-style-name="standard">
      <style:graphic-properties draw:stroke="none" draw:fill="none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009999"/>
      <style:paragraph-properties fo:text-align="center"/>
      <style:text-properties fo:font-size="22pt" fo:font-weight="bold"/>
    </style:style>
    <style:style style:name="P3" style:family="paragraph">
      <loext:graphic-properties draw:fill-color="#009999"/>
      <style:paragraph-properties fo:text-align="center"/>
      <style:text-properties fo:font-size="18pt" fo:font-weight="bold" style:font-size-asian="9pt" style:font-size-complex="9pt"/>
    </style:style>
    <style:style style:name="P4" style:family="paragraph">
      <loext:graphic-properties draw:fill-color="#009999"/>
      <style:paragraph-properties fo:text-align="center"/>
      <style:text-properties fo:font-size="15pt" fo:font-weight="bold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9999"/>
      <style:paragraph-properties fo:text-align="center"/>
      <style:text-properties fo:font-size="28pt"/>
    </style:style>
    <style:style style:name="P7" style:family="paragraph">
      <loext:graphic-properties draw:fill-color="#cccccc"/>
      <style:paragraph-properties fo:text-align="center"/>
      <style:text-properties fo:font-size="18pt" fo:font-weight="bold" style:font-size-asian="9pt" style:font-size-complex="9pt"/>
    </style:style>
    <style:style style:name="P8" style:family="paragraph">
      <loext:graphic-properties draw:fill-color="#cccccc"/>
      <style:paragraph-properties fo:text-align="center"/>
      <style:text-properties fo:font-size="24pt" fo:font-weight="bold" style:font-size-asian="9pt" style:font-size-complex="9pt"/>
    </style:style>
    <style:style style:name="P9" style:family="paragraph">
      <loext:graphic-properties draw:fill-color="#009999"/>
      <style:paragraph-properties fo:text-align="center"/>
      <style:text-properties fo:font-size="24pt" fo:font-weight="bold" style:font-size-asian="9pt" style:font-size-complex="9pt"/>
    </style:style>
    <style:style style:name="P10" style:family="paragraph">
      <loext:graphic-properties draw:fill-color="#0f52e9"/>
      <style:paragraph-properties fo:text-align="center"/>
      <style:text-properties fo:font-size="22pt" fo:font-weight="bold" style:font-size-asian="9pt" style:font-size-complex="9pt"/>
    </style:style>
    <style:style style:name="P11" style:family="paragraph">
      <loext:graphic-properties draw:fill="none"/>
    </style:style>
    <style:style style:name="T1" style:family="text">
      <style:text-properties fo:font-size="22pt" fo:font-weight="bold"/>
    </style:style>
    <style:style style:name="T2" style:family="text">
      <style:text-properties fo:font-size="18pt" fo:font-weight="bold" style:font-size-asian="9pt" style:font-size-complex="9pt"/>
    </style:style>
    <style:style style:name="T3" style:family="text">
      <style:text-properties fo:font-size="15pt" fo:font-weight="bold" style:font-size-asian="9pt" style:font-size-complex="9pt"/>
    </style:style>
    <style:style style:name="T4" style:family="text">
      <style:text-properties fo:font-size="28pt"/>
    </style:style>
    <style:style style:name="T5" style:family="text">
      <style:text-properties fo:font-size="24pt" fo:font-weight="bold" style:font-size-asian="9pt" style:font-size-complex="9pt"/>
    </style:style>
    <style:style style:name="T6" style:family="text">
      <style:text-properties fo:font-size="22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817cm" svg:height="3.457cm" draw:transform="rotate (1.5707963267949) translate (22.181cm 18.78cm)">
          <text:p text:style-name="P1"><text:span text:style-name="T1">Core #1</text:span></text:p>
          <text:p text:style-name="P1"><text:span text:style-name="T1"/></text:p>
          <text:p text:style-name="P1"><text:span text:style-name="T1">ssd1306_8x64bit_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433cm" svg:height="1.482cm" svg:x="16.748cm" svg:y="3.963cm">
          <text:p text:style-name="P1"><text:span text:style-name="T2">val 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33cm" svg:height="1.482cm" svg:x="16.748cm" svg:y="5.445cm">
          <text:p text:style-name="P1"><text:span text:style-name="T2">val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33cm" svg:height="1.481cm" svg:x="16.748cm" svg:y="6.927cm">
          <text:p text:style-name="P1"><text:span text:style-name="T2">val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33cm" svg:height="1.482cm" svg:x="16.748cm" svg:y="8.408cm">
          <text:p text:style-name="P1"><text:span text:style-name="T2">val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33cm" svg:height="1.482cm" svg:x="16.748cm" svg:y="9.89cm">
          <text:p text:style-name="P1"><text:span text:style-name="T2">val 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33cm" svg:height="1.481cm" svg:x="16.748cm" svg:y="11.372cm">
          <text:p text:style-name="P1"><text:span text:style-name="T2">val 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33cm" svg:height="1.482cm" svg:x="16.748cm" svg:y="12.853cm">
          <text:p text:style-name="P1"><text:span text:style-name="T2">val 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33cm" svg:height="1.482cm" svg:x="16.748cm" svg:y="14.335cm">
          <text:p text:style-name="P1"><text:span text:style-name="T2">val 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33cm" svg:height="1.481cm" svg:x="16.748cm" svg:y="15.817cm">
          <text:p text:style-name="P1"><text:span text:style-name="T3">control_contra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433cm" svg:height="1.482cm" svg:x="16.748cm" svg:y="17.298cm">
          <text:p text:style-name="P1"><text:span text:style-name="T3">control_inversion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176cm" svg:height="7.493cm" svg:x="29.813cm" svg:y="7.858cm">
          <draw:image xlink:href="Pictures/1000020100000248000001AE3F3A44AD6C620BBE.png" xlink:type="simple" xlink:show="embed" xlink:actuate="onLoad">
            <text:p/>
          </draw:image>
        </draw:frame>
        <draw:custom-shape draw:style-name="gr5" draw:text-style-name="P6" draw:layer="layout" svg:width="3.683cm" svg:height="2.921cm" svg:x="25.638cm" svg:y="9.89cm">
          <text:p text:style-name="P1"><text:span text:style-name="T4">SPI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7.282cm" svg:height="1.482cm" svg:x="5.148cm" svg:y="3.964cm">
          <text:p text:style-name="P1"><text:span text:style-name="T2">64 bit upcounter #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82cm" svg:height="1.482cm" svg:x="5.148cm" svg:y="5.445cm">
          <text:p text:style-name="P1"><text:span text:style-name="T2">64 bit upcounter #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82cm" svg:height="1.482cm" svg:x="5.148cm" svg:y="6.927cm">
          <text:p text:style-name="P1"><text:span text:style-name="T2">64 bit upcounter #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82cm" svg:height="1.482cm" svg:x="5.148cm" svg:y="8.408cm">
          <text:p text:style-name="P1"><text:span text:style-name="T2">64 bit upcounter #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82cm" svg:height="1.482cm" svg:x="5.148cm" svg:y="9.89cm">
          <text:p text:style-name="P1"><text:span text:style-name="T2">64 bit upcounter #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82cm" svg:height="1.482cm" svg:x="5.148cm" svg:y="11.371cm">
          <text:p text:style-name="P1"><text:span text:style-name="T2">64 bit upcounter #5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82cm" svg:height="1.482cm" svg:x="5.148cm" svg:y="12.853cm">
          <text:p text:style-name="P1"><text:span text:style-name="T2">64 bit upcounter #6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82cm" svg:height="1.482cm" svg:x="5.148cm" svg:y="14.334cm">
          <text:p text:style-name="P1"><text:span text:style-name="T2">64 bit upcounter #7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82cm" svg:height="1.482cm" svg:x="5.148cm" svg:y="15.817cm">
          <text:p text:style-name="P1"><text:span text:style-name="T2">8 bit consta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82cm" svg:height="1.482cm" svg:x="5.148cm" svg:y="17.298cm">
          <text:p text:style-name="P1"><text:span text:style-name="T2">Logic high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064cm" svg:height="1.27cm" svg:x="12.557cm" svg:y="4.04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4.064cm" svg:height="1.27cm" svg:x="12.558cm" svg:y="5.54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4.064cm" svg:height="1.27cm" svg:x="12.558cm" svg:y="7.04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4.064cm" svg:height="1.27cm" svg:x="12.559cm" svg:y="8.5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4.064cm" svg:height="1.27cm" svg:x="12.56cm" svg:y="9.95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4.064cm" svg:height="1.27cm" svg:x="12.561cm" svg:y="11.45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4.064cm" svg:height="1.27cm" svg:x="12.562cm" svg:y="12.95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4.064cm" svg:height="1.27cm" svg:x="12.563cm" svg:y="14.45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4.064cm" svg:height="1.27cm" svg:x="12.564cm" svg:y="15.95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4.064cm" svg:height="1.27cm" svg:x="12.565cm" svg:y="17.4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7.282cm" svg:height="1.482cm" svg:x="5.148cm" svg:y="19.698cm">
          <text:p text:style-name="P1"><text:span text:style-name="T5">Input value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8.89cm" svg:height="1.482cm" svg:x="16.748cm" svg:y="19.736cm">
          <text:p text:style-name="P1"><text:span text:style-name="T5">Display driver cor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0.033cm" svg:height="1.482cm" svg:x="29.956cm" svg:y="19.736cm">
          <text:p text:style-name="P1"><text:span text:style-name="T6">OLED display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0.955cm" svg:height="1.673cm" svg:x="19.034cm" svg:y="21.701cm">
          <draw:text-box>
            <text:p>Source picture: https://cdn-shop.adafruit.com/1200x900/326-18.jp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22:51:14.808073078</meta:creation-date>
    <meta:editing-duration>PT1M38S</meta:editing-duration>
    <meta:editing-cycles>3</meta:editing-cycles>
    <meta:generator>LibreOffice/5.1.4.2$Linux_X86_64 LibreOffice_project/10m0$Build-2</meta:generator>
    <dc:date>2016-10-26T23:18:18.475917553</dc:date>
    <meta:document-statistic meta:object-count="37"/>
  </office:meta>
</office:document-meta>
</file>